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abic Typesetting" svg:font-family="Arabic Typesetting" style:font-family-generic="script" style:font-pitch="variable" svg:panose-1="3 2 4 2 4 4 6 3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abic Typesetting" style:font-name-complex="Arabic Typesetting" fo:font-weight="bold" style:font-weight-asian="bold" style:font-weight-complex="bold" fo:font-size="48pt" style:font-size-asian="48pt" style:font-size-complex="48pt"/>
    </style:style>
    <style:style style:name="P2" style:parent-style-name="Normal" style:family="paragraph">
      <style:paragraph-properties fo:text-align="center"/>
      <style:text-properties style:font-name="Arabic Typesetting" style:font-name-complex="Arabic Typesetting" fo:font-weight="bold" style:font-weight-asian="bold" style:font-weight-complex="bold" fo:font-size="48pt" style:font-size-asian="48pt" style:font-size-complex="48pt"/>
    </style:style>
    <style:style style:name="P3" style:parent-style-name="Normal" style:family="paragraph">
      <style:paragraph-properties fo:text-align="center"/>
      <style:text-properties style:font-name="Arabic Typesetting" style:font-name-complex="Arabic Typesetting" fo:font-weight="bold" style:font-weight-asian="bold" style:font-weight-complex="bold" fo:font-size="48pt" style:font-size-asian="48pt" style:font-size-complex="48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48pt" style:font-size-asian="48pt" style:font-size-complex="48pt" style:language-complex="ar" style:country-complex="EG"/>
    </style:style>
    <style:style style:name="P6" style:parent-style-name="Normal" style:family="paragraph">
      <style:paragraph-properties fo:text-align="center"/>
      <style:text-properties style:font-name="Arabic Typesetting" style:font-name-complex="Arabic Typesetting" fo:font-weight="bold" style:font-weight-asian="bold" style:font-weight-complex="bold" fo:font-size="48pt" style:font-size-asian="48pt" style:font-size-complex="48pt" style:language-complex="ar" style:country-complex="EG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48pt" style:font-size-asian="48pt" style:font-size-complex="48pt" style:language-complex="ar" style:country-complex="EG"/>
    </style:style>
    <style:style style:name="T9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48pt" style:font-size-asian="48pt" style:font-size-complex="48pt" style:language-complex="ar" style:country-complex="EG"/>
    </style:style>
    <style:style style:name="T10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48pt" style:font-size-asian="48pt" style:font-size-complex="48pt" style:language-complex="ar" style:country-complex="EG"/>
    </style:style>
    <style:style style:name="P11" style:parent-style-name="Normal" style:family="paragraph">
      <style:paragraph-properties fo:text-align="center"/>
      <style:text-properties style:font-name="Arabic Typesetting" style:font-name-complex="Arabic Typesetting" fo:font-weight="bold" style:font-weight-asian="bold" style:font-weight-complex="bold" fo:font-size="48pt" style:font-size-asian="48pt" style:font-size-complex="48pt" style:language-complex="ar" style:country-complex="EG"/>
    </style:style>
    <style:style style:name="P12" style:parent-style-name="Normal" style:family="paragraph">
      <style:paragraph-properties fo:text-align="center"/>
      <style:text-properties style:font-name="Arabic Typesetting" style:font-name-complex="Arabic Typesetting" fo:font-weight="bold" style:font-weight-asian="bold" style:font-weight-complex="bold" fo:font-size="48pt" style:font-size-asian="48pt" style:font-size-complex="48pt" style:language-complex="ar" style:country-complex="EG"/>
    </style:style>
    <style:style style:name="P13" style:parent-style-name="Normal" style:family="paragraph">
      <style:paragraph-properties fo:text-align="center"/>
      <style:text-properties style:font-name="Arabic Typesetting" style:font-name-complex="Arabic Typesetting" fo:font-weight="bold" style:font-weight-asian="bold" style:font-weight-complex="bold" fo:font-size="48pt" style:font-size-asian="48pt" style:font-size-complex="48pt" style:language-complex="ar" style:country-complex="EG"/>
    </style:style>
    <style:style style:name="P14" style:parent-style-name="Normal" style:family="paragraph">
      <style:paragraph-properties fo:text-align="end"/>
      <style:text-properties style:font-name="Arabic Typesetting" style:font-name-complex="Arabic Typesetting" fo:font-weight="bold" style:font-weight-asian="bold" style:font-weight-complex="bold" fo:font-size="20pt" style:font-size-asian="20pt" style:font-size-complex="20pt" style:language-complex="ar" style:country-complex="EG"/>
    </style:style>
    <style:style style:name="P15" style:parent-style-name="ListParagraph" style:family="paragraph">
      <style:paragraph-properties fo:text-align="end" fo:margin-left="0.75in">
        <style:tab-stops/>
      </style:paragraph-properties>
    </style:style>
    <style:style style:name="T16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T17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P18" style:parent-style-name="ListParagraph" style:family="paragraph">
      <style:paragraph-properties fo:text-align="end" fo:margin-left="0.75in">
        <style:tab-stops/>
      </style:paragraph-properties>
    </style:style>
    <style:style style:name="T19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20pt" style:font-size-asian="20pt" style:font-size-complex="20pt" style:language-complex="ar" style:country-complex="EG"/>
    </style:style>
    <style:style style:name="T20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21" style:parent-style-name="ListParagraph" style:family="paragraph">
      <style:paragraph-properties fo:text-align="end" fo:margin-left="0.75in">
        <style:tab-stops/>
      </style:paragraph-properties>
    </style:style>
    <style:style style:name="T22" style:parent-style-name="DefaultParagraphFont" style:family="text">
      <style:text-properties style:font-name="Arabic Typesetting" style:font-name-complex="Arabic Typesetting" fo:font-size="20pt" style:font-size-asian="20pt" style:font-size-complex="20pt" style:language-complex="ar" style:country-complex="EG"/>
    </style:style>
    <style:style style:name="T23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24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25" style:parent-style-name="ListParagraph" style:family="paragraph">
      <style:paragraph-properties fo:text-align="end" fo:margin-left="0.75in">
        <style:tab-stops/>
      </style:paragraph-properties>
    </style:style>
    <style:style style:name="T26" style:parent-style-name="DefaultParagraphFont" style:family="text">
      <style:text-properties style:font-name="Arabic Typesetting" style:font-name-complex="Arabic Typesetting" fo:font-size="20pt" style:font-size-asian="20pt" style:font-size-complex="20pt" style:language-complex="ar" style:country-complex="EG"/>
    </style:style>
    <style:style style:name="T27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28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29" style:parent-style-name="ListParagraph" style:family="paragraph">
      <style:paragraph-properties fo:text-align="end" fo:margin-left="0.75in">
        <style:tab-stops/>
      </style:paragraph-properties>
    </style:style>
    <style:style style:name="T30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31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32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33" style:parent-style-name="DefaultParagraphFont" style:family="text">
      <style:text-properties style:font-name="Arabic Typesetting" style:font-name-complex="Arabic Typesetting" fo:font-size="20pt" style:font-size-asian="20pt" style:font-size-complex="20pt" style:language-complex="ar" style:country-complex="EG"/>
    </style:style>
    <style:style style:name="P34" style:parent-style-name="ListParagraph" style:family="paragraph">
      <style:paragraph-properties fo:text-align="end" fo:margin-left="0.75in">
        <style:tab-stops/>
      </style:paragraph-properties>
    </style:style>
    <style:style style:name="T35" style:parent-style-name="DefaultParagraphFont" style:family="text">
      <style:text-properties style:font-name="Arabic Typesetting" style:font-name-complex="Arabic Typesetting" fo:font-size="20pt" style:font-size-asian="20pt" style:font-size-complex="20pt" style:language-complex="ar" style:country-complex="EG"/>
    </style:style>
    <style:style style:name="T36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20pt" style:font-size-asian="20pt" style:font-size-complex="20pt" style:language-complex="ar" style:country-complex="EG"/>
    </style:style>
    <style:style style:name="P37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weight="bold" style:font-weight-asian="bold" style:font-weight-complex="bold" fo:font-size="20pt" style:font-size-asian="20pt" style:font-size-complex="20pt" style:language-complex="ar" style:country-complex="EG"/>
    </style:style>
    <style:style style:name="P38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weight="bold" style:font-weight-asian="bold" style:font-weight-complex="bold" fo:font-size="20pt" style:font-size-asian="20pt" style:font-size-complex="20pt" style:language-complex="ar" style:country-complex="EG"/>
    </style:style>
    <style:style style:name="P39" style:parent-style-name="ListParagraph" style:family="paragraph">
      <style:paragraph-properties fo:text-align="end" fo:margin-left="0.75in">
        <style:tab-stops/>
      </style:paragraph-properties>
    </style:style>
    <style:style style:name="T40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T41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P42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size="20pt" style:font-size-asian="20pt" style:font-size-complex="20pt" style:language-complex="ar" style:country-complex="EG"/>
    </style:style>
    <style:style style:name="P43" style:parent-style-name="Normal" style:family="paragraph">
      <style:paragraph-properties style:writing-mode="lr-tb"/>
    </style:style>
    <style:style style:name="T44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45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46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47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48" style:parent-style-name="ListParagraph" style:family="paragraph">
      <style:paragraph-properties fo:text-align="end" fo:margin-left="0.75in">
        <style:tab-stops/>
      </style:paragraph-properties>
    </style:style>
    <style:style style:name="T49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50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51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52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53" style:parent-style-name="ListParagraph" style:family="paragraph">
      <style:paragraph-properties fo:text-align="end" fo:margin-left="0.75in">
        <style:tab-stops/>
      </style:paragraph-properties>
    </style:style>
    <style:style style:name="T54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55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56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57" style:parent-style-name="ListParagraph" style:family="paragraph">
      <style:paragraph-properties fo:text-align="end" fo:margin-left="0.75in">
        <style:tab-stops/>
      </style:paragraph-properties>
    </style:style>
    <style:style style:name="T58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T59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T60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P61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style:language-complex="ar" style:country-complex="EG"/>
    </style:style>
    <style:style style:name="P62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63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64" style:parent-style-name="Normal" style:family="paragraph">
      <style:paragraph-properties style:writing-mode="lr-tb"/>
    </style:style>
    <style:style style:name="T65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66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67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68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69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70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71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72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73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74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75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76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style:language-complex="ar" style:country-complex="EG"/>
    </style:style>
    <style:style style:name="P77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78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79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80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81" style:parent-style-name="ListParagraph" style:family="paragraph">
      <style:paragraph-properties fo:text-align="end" fo:margin-left="0.75in">
        <style:tab-stops/>
      </style:paragraph-properties>
    </style:style>
    <style:style style:name="T82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T83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P84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85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86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87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88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89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90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91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92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93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94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95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96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97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P98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99" style:parent-style-name="Normal" style:family="paragraph">
      <style:paragraph-properties style:writing-mode="lr-tb"/>
    </style:style>
    <style:style style:name="T100" style:parent-style-name="DefaultParagraphFont" style:family="text">
      <style:text-properties style:font-name="Arabic Typesetting" style:font-name-complex="Arabic Typesetting" fo:font-size="24pt" style:font-size-asian="24pt" style:font-size-complex="24pt"/>
    </style:style>
    <style:style style:name="T101" style:parent-style-name="DefaultParagraphFont" style:family="text">
      <style:text-properties style:font-name="Arabic Typesetting" style:font-name-complex="Arabic Typesetting" fo:font-size="24pt" style:font-size-asian="24pt" style:font-size-complex="24pt"/>
    </style:style>
    <style:style style:name="P102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03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04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05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06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07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08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09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10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11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12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13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/>
    </style:style>
    <style:style style:name="P114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15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P116" style:parent-style-name="Normal" style:family="paragraph">
      <style:paragraph-properties style:writing-mode="lr-tb"/>
    </style:style>
    <style:style style:name="T117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118" style:parent-style-name="DefaultParagraphFont" style:family="text">
      <style:text-properties style:font-name="Wingdings" style:font-name-asian="Wingdings" style:font-name-complex="Wingdings" fo:font-size="10pt" style:font-size-asian="10pt" style:font-size-complex="10pt" style:language-complex="ar" style:country-complex="EG"/>
    </style:style>
    <style:style style:name="T119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120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121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22" style:parent-style-name="Normal" style:family="paragraph">
      <style:paragraph-properties style:writing-mode="lr-tb"/>
    </style:style>
    <style:style style:name="T123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124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125" style:parent-style-name="DefaultParagraphFont" style:family="text">
      <style:text-properties style:font-name="Wingdings" style:font-name-asian="Wingdings" style:font-name-complex="Wingdings" fo:font-size="10pt" style:font-size-asian="10pt" style:font-size-complex="10pt" style:language-complex="ar" style:country-complex="EG"/>
    </style:style>
    <style:style style:name="T126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127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128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29" style:parent-style-name="Normal" style:family="paragraph">
      <style:paragraph-properties style:writing-mode="lr-tb"/>
    </style:style>
    <style:style style:name="T130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131" style:parent-style-name="DefaultParagraphFont" style:family="text">
      <style:text-properties style:font-name="Wingdings" style:font-name-asian="Wingdings" style:font-name-complex="Wingdings" fo:font-size="10pt" style:font-size-asian="10pt" style:font-size-complex="10pt" style:language-complex="ar" style:country-complex="EG"/>
    </style:style>
    <style:style style:name="T132" style:parent-style-name="DefaultParagraphFont" style:family="text">
      <style:text-properties style:font-name="Arabic Typesetting" style:font-name-complex="Arabic Typesetting" fo:font-size="10pt" style:font-size-asian="10pt" style:font-size-complex="10pt" style:language-complex="ar" style:country-complex="EG"/>
    </style:style>
    <style:style style:name="T133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34" style:parent-style-name="Normal" style:family="paragraph">
      <style:paragraph-properties style:writing-mode="lr-tb"/>
    </style:style>
    <style:style style:name="T135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T136" style:parent-style-name="DefaultParagraphFont" style:family="text">
      <style:text-properties style:font-name="Wingdings" style:font-name-asian="Wingdings" style:font-name-complex="Wingdings" fo:font-size="10pt" style:font-size-asian="10pt" style:font-size-complex="10pt" style:language-complex="ar" style:country-complex="EG"/>
    </style:style>
    <style:style style:name="T137" style:parent-style-name="DefaultParagraphFont" style:family="text"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38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39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40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41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42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43" style:parent-style-name="Normal" style:family="paragraph">
      <style:paragraph-properties style:writing-mode="lr-tb"/>
      <style:text-properties style:font-name="Arabic Typesetting" style:font-name-complex="Arabic Typesetting" fo:font-size="24pt" style:font-size-asian="24pt" style:font-size-complex="24pt" style:language-complex="ar" style:country-complex="EG"/>
    </style:style>
    <style:style style:name="P144" style:parent-style-name="ListParagraph" style:family="paragraph">
      <style:paragraph-properties fo:text-align="end" fo:margin-left="0.75in">
        <style:tab-stops/>
      </style:paragraph-properties>
    </style:style>
    <style:style style:name="T145" style:parent-style-name="DefaultParagraphFont" style:family="text">
      <style:text-properties style:font-name="Arabic Typesetting" style:font-name-complex="Arabic Typesetting" fo:font-weight="bold" style:font-weight-asian="bold" style:font-weight-complex="bold" fo:font-size="36pt" style:font-size-asian="36pt" style:font-size-complex="36pt" style:language-complex="ar" style:country-complex="EG"/>
    </style:style>
    <style:style style:name="P146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weight="bold" style:font-weight-asian="bold" style:font-weight-complex="bold" fo:font-size="24pt" style:font-size-asian="24pt" style:font-size-complex="24pt" style:language-complex="ar" style:country-complex="EG"/>
    </style:style>
    <style:style style:name="P147" style:parent-style-name="ListParagraph" style:family="paragraph">
      <style:paragraph-properties fo:text-align="end" fo:margin-left="0.75in">
        <style:tab-stops/>
      </style:paragraph-properties>
      <style:text-properties style:font-name="Arabic Typesetting" style:font-name-complex="Arabic Typesetting" fo:font-weight="bold" style:font-weight-asian="bold" style:font-weight-complex="bold" fo:font-size="24pt" style:font-size-asian="24pt" style:font-size-complex="24pt" style:language-complex="ar" style:country-complex="EG"/>
    </style:style>
    <style:style style:name="P148" style:parent-style-name="Normal" style:family="paragraph">
      <style:paragraph-properties fo:text-align="center"/>
      <style:text-properties style:font-name="Arabic Typesetting" style:font-name-complex="Arabic Typesetting" fo:font-weight="bold" style:font-weight-asian="bold" style:font-weight-complex="bold" fo:font-size="20pt" style:font-size-asian="20pt" style:font-size-complex="20pt" style:language-complex="ar" style:country-complex="EG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علي مصطفى السيد النكلاوي</text:span></text:p>
      <text:p text:style-name="P6">19016024</text:p>
      <text:p text:style-name="P7"><text:span text:style-name="T8">Section<text:s/></text:span><text:span text:style-name="T9">3</text:span><text:span text:style-name="T10"><text:s/></text:span></text:p>
      <text:p text:style-name="P11"/>
      <text:p text:style-name="P12"/>
      <text:p text:style-name="P13"/>
      <text:p text:style-name="P14"/>
      <text:soft-page-break/>
      <text:p text:style-name="P15"><text:span text:style-name="T16">1</text:span><text:span text:style-name="T17">.</text:span></text:p>
      <text:p text:style-name="P18"><text:span text:style-name="T19"><text:s/></text:span><text:span text:style-name="T20">a) 48 bits</text:span></text:p>
      <text:p text:style-name="P21"><text:span text:style-name="T22">b)<text:s/></text:span><text:span text:style-name="T23">least positive number = R^(Emin - 1) = 16^(-65</text:span><text:span text:style-name="T24">)</text:span></text:p>
      <text:p text:style-name="P25"><text:span text:style-name="T26"><text:tab/></text:span><text:span text:style-name="T27"><text:s text:c="4"/></text:span><text:span text:style-name="T28">largest positive number = (1 – R^(-n)) R^(Emax) = (1-16^(-48)) * 16^63</text:span></text:p>
      <text:p text:style-name="P29"><text:span text:style-name="T30">c) bound of relative chopping error= 16^(1-48) = 16^(-47</text:span><text:span text:style-name="T31">)</text:span><text:span text:style-name="T32"><text:s/></text:span><text:span text:style-name="T33"><text:s/></text:span></text:p>
      <text:p text:style-name="P34"><text:span text:style-name="T35">d) Zero: 0.0000….0 * 16^(-64</text:span><text:span text:style-name="T36">)</text:span></text:p>
      <text:p text:style-name="P37"/>
      <text:p text:style-name="P38"/>
      <text:p text:style-name="P39"><text:span text:style-name="T40">2</text:span><text:span text:style-name="T41">.</text:span></text:p>
      <text:p text:style-name="P42">a) N = 6, R = 16</text:p>
      <text:p text:style-name="P43"><text:span text:style-name="T44">bound of relative chopping error = R ^ (- (n - 1) ) = 16 ^ (1 - 6) = 16</text:span><text:span text:style-name="T45"><text:s/></text:span><text:span text:style-name="T46">^ (-5)</text:span></text:p>
      <text:p text:style-name="P47">b) n = 7, R = 10</text:p>
      <text:p text:style-name="P48"><text:span text:style-name="T49">bound of relative chopping error = 10</text:span><text:span text:style-name="T50"><text:s/>^ (-6)</text:span><text:span text:style-name="T51"><text:s/></text:span></text:p>
      <text:p text:style-name="P52">c) n = 8, R = 8</text:p>
      <text:p text:style-name="P53"><text:span text:style-name="T54">bound of relative chopping error = 8</text:span><text:span text:style-name="T55"><text:s/>^ (-7)</text:span><text:span text:style-name="T56"><text:s/></text:span></text:p>
      <text:soft-page-break/>
      <text:p text:style-name="P57"><text:span text:style-name="T58">3</text:span><text:span text:style-name="T59">.</text:span><text:span text:style-name="T60"><text:s/></text:span></text:p>
      <text:p text:style-name="P61">For the row major order: -</text:p>
      <text:p text:style-name="P62">The general formula for addressing an element in an n-dimensional array is:</text:p>
      <text:p text:style-name="P63">For the array X[d1][d2]…[dn],</text:p>
      <text:p text:style-name="P64"><text:span text:style-name="T65">Loc{</text:span><text:span text:style-name="T66">X</text:span><text:span text:style-name="T67">[i</text:span><text:span text:style-name="T68">1</text:span><text:span text:style-name="T69">][</text:span><text:span text:style-name="T70">i2</text:span><text:span text:style-name="T71">]</text:span><text:span text:style-name="T72">…..[in]</text:span><text:span text:style-name="T73">} =<text:s/></text:span><draw:frame draw:style-name="a0" text:anchor-type="as-char" svg:x="0in" svg:y="0in" svg:width="3.06667in" svg:height="1.39167in" style:rel-width="scale" style:rel-height="scale"><draw:object xlink:href="Object 1/" xlink:type="simple" xlink:show="embed" xlink:actuate="onLoad"/></draw:frame></text:p>
      <text:p text:style-name="P74">Where n is the dimension of the array, L0 is the base address and c is the number of memory cell used to store an element.</text:p>
      <text:p text:style-name="P75">Assuming that the base address is 200,<text:s/>X[s1][s2][s3][s4][s5]<text:s/>= 200 + 2 * [s1 * d2 * d3 * d4 * d5 + s2 * d3 * d4 * d5 + s3 * d4 * d5 + s4 * d5 + s5]</text:p>
      <text:p text:style-name="P76">For the column major order: -</text:p>
      <text:p text:style-name="P77">X[s1][s2][s3][s4][s5]<text:s/>= 200 + 2 * [s5 * d1 * d2 * d3 * d4 + s4 * d1 * d2 * d3 + s3 * d1 * d2 + s2<text:s/>*<text:s/>d1 + s1]</text:p>
      <text:p text:style-name="P78"/>
      <text:p text:style-name="P79"/>
      <text:p text:style-name="P80"/>
      <text:soft-page-break/>
      <text:p text:style-name="P81"><text:span text:style-name="T82">4</text:span><text:span text:style-name="T83">.</text:span></text:p>
      <text:p text:style-name="P84">Assume that each cell occupies c bits. Size before mapping = p * q * c [1]. Size after mapping = 3 * k * c [2]. Dividing [2] by [1] yields (3 * k * c) / (p * q * c) &lt; 3k / pq which gives k &lt; pq / 3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><text:s/></text:p>
      <text:soft-page-break/>
      <text:p text:style-name="P97">5.</text:p>
      <text:p text:style-name="P98">a) 1 : .03p</text:p>
      <text:p text:style-name="P99"><text:span text:style-name="T100">b)<text:s/></text:span><text:span text:style-name="T101">p &lt; 100 * c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soft-page-break/>
      <text:p text:style-name="P115">7.</text:p>
      <text:p text:style-name="P116"><text:span text:style-name="T117">a<text:s/></text:span><text:span text:style-name="T118"></text:span><text:span text:style-name="T119"><text:s/>[triangular</text:span><text:span text:style-name="T120">_matrix</text:span><text:span text:style-name="T121">]</text:span></text:p>
      <text:p text:style-name="P122"><text:span text:style-name="T123">b</text:span><text:span text:style-name="T124"><text:s/></text:span><text:span text:style-name="T125"></text:span><text:span text:style-name="T126"><text:s/>[triangular</text:span><text:span text:style-name="T127">_matrix</text:span><text:span text:style-name="T128">]</text:span></text:p>
      <text:p text:style-name="P129"><text:span text:style-name="T130">res<text:s/></text:span><text:span text:style-name="T131"></text:span><text:span text:style-name="T132"><text:s/></text:span><text:span text:style-name="T133">[[zeros * length(a[0])] * length(a)]</text:span></text:p>
      <text:p text:style-name="P134"><text:span text:style-name="T135">i, j<text:s/></text:span><text:span text:style-name="T136"></text:span><text:span text:style-name="T137"><text:s/>0, 0</text:span></text:p>
      <text:p text:style-name="P138">for i from 0 to length(a):</text:p>
      <text:p text:style-name="P139"><text:tab/>for j from 0 to length(a[0]):</text:p>
      <text:p text:style-name="P140"><text:tab/><text:tab/>if a[i,<text:s/>j]<text:s/>is<text:s/>0:</text:p>
      <text:p text:style-name="P141"><text:tab/><text:tab/><text:tab/>skip</text:p>
      <text:p text:style-name="P142"><text:tab/><text:tab/>res[i, j] = a[i, j] + b[i, j]</text:p>
      <text:p text:style-name="P143"/>
      <text:p text:style-name="P144"><text:span text:style-name="T145"><text:s/></text:span></text:p>
      <text:p text:style-name="P146"/>
      <text:p text:style-name="P147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abic Typesetting" svg:font-family="Arabic Typesetting" style:font-family-generic="script" style:font-pitch="variable" svg:panose-1="3 2 4 2 4 4 6 3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4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7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 Elneklawy</meta:initial-creator>
    <dc:creator>Ali Elneklawy</dc:creator>
    <meta:creation-date>2022-10-26T12:10:00Z</meta:creation-date>
    <dc:date>2022-10-26T17:13:00Z</dc:date>
    <meta:print-date>2022-10-26T17:10:00Z</meta:print-date>
    <meta:template xlink:href="Normal" xlink:type="simple"/>
    <meta:editing-cycles>19</meta:editing-cycles>
    <meta:editing-duration>PT15480S</meta:editing-duration>
    <meta:document-statistic meta:page-count="6" meta:paragraph-count="3" meta:word-count="241" meta:character-count="1615" meta:row-count="11" meta:non-whitespace-character-count="1377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L</mml:mi>
    </mml:mrow>
    <mml:mrow>
      <mml:mn>0</mml:mn>
    </mml:mrow>
  </mml:msub>
  <mml:mo>+</mml:mo>
  <mml:mi>c</mml:mi>
  <mml:mi>*</mml:mi>
  <mml:mrow>
    <mml:munderover>
      <mml:mo stretchy="true">∑</mml:mo>
      <mml:mrow>
        <mml:mi>P</mml:mi>
        <mml:mo>=</mml:mo>
        <mml:mn>1</mml:mn>
      </mml:mrow>
      <mml:mrow>
        <mml:mi>n</mml:mi>
      </mml:mrow>
    </mml:munderover>
    <mml:mrow>
      <mml:msub>
        <mml:mrow>
          <mml:mi>i</mml:mi>
        </mml:mrow>
        <mml:mrow>
          <mml:mi>b</mml:mi>
        </mml:mrow>
      </mml:msub>
      <mml:mi>*</mml:mi>
      <mml:mi> </mml:mi>
      <mml:mrow>
        <mml:munderover>
          <mml:mo stretchy="true">∏</mml:mo>
          <mml:mrow>
            <mml:mi>q</mml:mi>
            <mml:mo>=</mml:mo>
            <mml:mi>p</mml:mi>
            <mml:mo>+</mml:mo>
            <mml:mn>1</mml:mn>
          </mml:mrow>
          <mml:mrow>
            <mml:mi>n</mml:mi>
          </mml:mrow>
        </mml:munderover>
        <mml:mrow>
          <mml:msub>
            <mml:mrow>
              <mml:mo>ⅆ</mml:mo>
            </mml:mrow>
            <mml:mrow>
              <mml:mi>q</mml:mi>
            </mml:mrow>
          </mml:msub>
        </mml:mrow>
      </mml:mrow>
    </mml:mrow>
  </mml:mrow>
</mml:math>
</file>